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5.74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35.4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14.69mm"/>
    </style:style>
    <style:style style:name="co18" style:family="table-column">
      <style:table-column-properties fo:break-before="auto" style:column-width="44.66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8.31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33.5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44.93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8" style:family="table-cell" style:parent-style-name="Default">
      <style:table-cell-properties style:diagonal-bl-tr="none" style:diagonal-tl-br="none" fo:border="0.06pt solid #808080" fo:padding="0.71mm" style:rotation-align="non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="0.06pt solid #808080"/>
    </style:style>
    <style:style style:name="ce10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0.71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4" table:number-columns-repeated="4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7.16mm" svg:y="0.58mm" draw:caption-point-x="-6.38mm" draw:caption-point-y="12.99mm">
              <dc:date>2017-07-12T00:00:00</dc:date>
              <text:p text:style-name="P1"><text:span text:style-name="T1">do row for id, p_id, org in view.get_organizations()</text:span></text:p>
            </office:annotation>
            <text:p>id</text:p>
          </table:table-cell>
          <table:table-cell table:style-name="ce4" table:formula="of:=&quot;p_id&quot;" office:value-type="string" office:string-value="p_id" calcext:value-type="string">
            <text:p>p_id</text:p>
          </table:table-cell>
          <table:table-cell table:style-name="ce5" table:formula="of:=&quot;org.title&quot;" office:value-type="string" office:string-value="org.title" calcext:value-type="string">
            <text:p>org.title</text:p>
          </table:table-cell>
          <table:table-cell table:style-name="ce7" table:formula="of:=&quot;org.Description()&quot;" office:value-type="string" office:string-value="org.Description()" calcext:value-type="string">
            <text:p>org.Description()</text:p>
          </table:table-cell>
          <table:table-cell table:style-name="ce7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8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7" table:formula="of:=&quot;org.street&quot;" office:value-type="string" office:string-value="org.street" calcext:value-type="string">
            <text:p>org.street</text:p>
          </table:table-cell>
          <table:table-cell table:style-name="ce7" table:formula="of:=&quot;org.number&quot;" office:value-type="string" office:string-value="org.number" calcext:value-type="string">
            <text:p>org.number</text:p>
          </table:table-cell>
          <table:table-cell table:style-name="ce7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7" table:formula="of:=&quot;org.zip_code&quot;" office:value-type="string" office:string-value="org.zip_code" calcext:value-type="string">
            <text:p>org.zip_code</text:p>
          </table:table-cell>
          <table:table-cell table:style-name="ce7" table:formula="of:=&quot;org.city&quot;" office:value-type="string" office:string-value="org.city" calcext:value-type="string">
            <text:p>org.city</text:p>
          </table:table-cell>
          <table:table-cell table:style-name="ce7" table:formula="of:=&quot;org.phone&quot;" office:value-type="string" office:string-value="org.phone" calcext:value-type="string">
            <text:p>org.phone</text:p>
          </table:table-cell>
          <table:table-cell table:style-name="ce7" table:formula="of:=&quot;org.cell_phone&quot;" office:value-type="string" office:string-value="org.cell_phone" calcext:value-type="string">
            <text:p>org.cell_phone</text:p>
          </table:table-cell>
          <table:table-cell table:style-name="ce7" table:formula="of:=&quot;org.fax&quot;" office:value-type="string" office:string-value="org.fax" calcext:value-type="string">
            <text:p>org.fax</text:p>
          </table:table-cell>
          <table:table-cell table:style-name="ce7" table:formula="of:=&quot;org.email&quot;" office:value-type="string" office:string-value="org.email" calcext:value-type="string">
            <text:p>org.email</text:p>
          </table:table-cell>
          <table:table-cell table:style-name="ce7" table:formula="of:=&quot;org.website&quot;" office:value-type="string" office:string-value="org.website" calcext:value-type="string">
            <text:p>org.website</text:p>
          </table:table-cell>
          <table:table-cell table:style-name="ce7" table:formula="of:=&quot;org.region&quot;" office:value-type="string" office:string-value="org.region" calcext:value-type="string">
            <text:p>org.region</text:p>
          </table:table-cell>
          <table:table-cell table:style-name="ce7" table:formula="of:=&quot;org.country&quot;" office:value-type="string" office:string-value="org.country" calcext:value-type="string">
            <text:p>org.country</text:p>
          </table:table-cell>
          <table:table-cell table:style-name="ce7" table:formula="of:=&quot;org.UID()&quot;" office:value-type="string" office:string-value="org.UID()" calcext:value-type="string">
            <text:p>org.UID()</text:p>
          </table:table-cell>
          <table:table-cell table:style-name="ce7" table:formula="of:=&quot;int(view.is_internal(org))&quot;" office:value-type="string" office:string-value="int(view.is_internal(org))" calcext:value-type="string">
            <text:p>int(view.is_internal(org))</text:p>
          </table:table-cell>
        </table:table-row>
      </table:table>
      <table:table table:name="Personnes" table:style-name="ta1">
        <table:table-column table:style-name="co12" table:default-cell-style-name="ce1"/>
        <table:table-column table:style-name="co4" table:default-cell-style-name="ce1"/>
        <table:table-column table:style-name="co4" table:default-cell-style-name="ce6"/>
        <table:table-column table:style-name="co1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14" table:default-cell-style-name="ce6"/>
        <table:table-column table:style-name="co10" table:default-cell-style-name="ce6"/>
        <table:table-column table:style-name="co4" table:default-cell-style-name="ce6"/>
        <table:table-column table:style-name="co15" table:default-cell-style-name="ce6"/>
        <table:table-column table:style-name="co16" table:default-cell-style-name="ce6"/>
        <table:table-column table:style-name="co4" table:number-columns-repeated="5" table:default-cell-style-name="ce6"/>
        <table:table-column table:style-name="co17" table:default-cell-style-name="ce6"/>
        <table:table-column table:style-name="co4" table:number-columns-repeated="2" table:default-cell-style-name="ce6"/>
        <table:table-column table:style-name="co18" table:default-cell-style-name="ce11"/>
        <table:table-column table:style-name="co4" table:default-cell-style-name="ce6"/>
        <table:table-column table:style-name="co4" table:number-columns-repeated="1002" table:default-cell-style-name="ce12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1002"/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2" draw:text-style-name="P2" svg:width="28.99mm" svg:height="29.66mm" svg:x="15.52mm" svg:y="1.84mm" draw:caption-point-x="-6.1mm" draw:caption-point-y="15.1mm">
              <dc:date>2017-07-24T00:00:00</dc:date>
              <text:p text:style-name="P1"><text:span text:style-name="T1">do row for id, pers in view.get_persons()</text:span></text:p>
              <text:p text:style-name="P1"><text:span text:style-name="T1">with pview=view.getDGHV(pers)</text:span></text:p>
            </office:annotation>
            <text:p>id</text:p>
          </table:table-cell>
          <table:table-cell table:style-name="ce2" table:formula="of:=&quot;pers.lastname&quot;" office:value-type="string" office:string-value="pers.lastname" calcext:value-type="string">
            <text:p>pers.lastname</text:p>
          </table:table-cell>
          <table:table-cell table:style-name="ce9" table:formula="of:=&quot;pers.firstname&quot;" office:value-type="string" office:string-value="pers.firstname" calcext:value-type="string">
            <text:p>pers.firstname</text:p>
          </table:table-cell>
          <table:table-cell table:style-name="ce10" table:formula="of:=&quot;pview.get_value('gender', default='')&quot;" office:value-type="string" office:string-value="pview.get_value('gender', default='')" calcext:value-type="string">
            <text:p>pview.get_value('gender', default='')</text:p>
          </table:table-cell>
          <table:table-cell table:style-name="ce9" table:formula="of:=&quot;pers.person_title&quot;" office:value-type="string" office:string-value="pers.person_title" calcext:value-type="string">
            <text:p>pers.person_title</text:p>
          </table:table-cell>
          <table:table-cell table:style-name="ce10" table:formula="of:=&quot;pview.display_date('birthday', custom_format='%Y/%m/%d')&quot;" office:value-type="string" office:string-value="pview.display_date('birthday', custom_format='%Y/%m/%d')" calcext:value-type="string">
            <text:p>pview.display_date('birthday', custom_format='%Y/%m/%d')</text:p>
          </table:table-cell>
          <table:table-cell table:style-name="ce8" table:formula="of:=&quot;int(pview.get_value('use_parent_address', default=False))&quot;" office:value-type="string" office:string-value="int(pview.get_value('use_parent_address', default=False))" calcext:value-type="string">
            <text:p>int(pview.get_value('use_parent_address', default=False))</text:p>
          </table:table-cell>
          <table:table-cell table:style-name="ce7" table:formula="of:=&quot;pers.street&quot;" office:value-type="string" office:string-value="pers.street" calcext:value-type="string">
            <text:p>pers.street</text:p>
          </table:table-cell>
          <table:table-cell table:style-name="ce7" table:formula="of:=&quot;pers.number&quot;" office:value-type="string" office:string-value="pers.number" calcext:value-type="string">
            <text:p>pers.number</text:p>
          </table:table-cell>
          <table:table-cell table:style-name="ce7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7" table:formula="of:=&quot;pers.zip_code&quot;" office:value-type="string" office:string-value="pers.zip_code" calcext:value-type="string">
            <text:p>pers.zip_code</text:p>
          </table:table-cell>
          <table:table-cell table:style-name="ce7" table:formula="of:=&quot;pers.city&quot;" office:value-type="string" office:string-value="pers.city" calcext:value-type="string">
            <text:p>pers.city</text:p>
          </table:table-cell>
          <table:table-cell table:style-name="ce7" table:formula="of:=&quot;pers.phone&quot;" office:value-type="string" office:string-value="pers.phone" calcext:value-type="string">
            <text:p>pers.phone</text:p>
          </table:table-cell>
          <table:table-cell table:style-name="ce7" table:formula="of:=&quot;pers.cell_phone&quot;" office:value-type="string" office:string-value="pers.cell_phone" calcext:value-type="string">
            <text:p>pers.cell_phone</text:p>
          </table:table-cell>
          <table:table-cell table:style-name="ce7" table:formula="of:=&quot;pers.fax&quot;" office:value-type="string" office:string-value="pers.fax" calcext:value-type="string">
            <text:p>pers.fax</text:p>
          </table:table-cell>
          <table:table-cell table:style-name="ce7" table:formula="of:=&quot;pers.email&quot;" office:value-type="string" office:string-value="pers.email" calcext:value-type="string">
            <text:p>pers.email</text:p>
          </table:table-cell>
          <table:table-cell table:style-name="ce7" table:formula="of:=&quot;pers.website&quot;" office:value-type="string" office:string-value="pers.website" calcext:value-type="string">
            <text:p>pers.website</text:p>
          </table:table-cell>
          <table:table-cell table:style-name="ce7" table:formula="of:=&quot;pers.region&quot;" office:value-type="string" office:string-value="pers.region" calcext:value-type="string">
            <text:p>pers.region</text:p>
          </table:table-cell>
          <table:table-cell table:style-name="ce7" table:formula="of:=&quot;pers.country&quot;" office:value-type="string" office:string-value="pers.country" calcext:value-type="string">
            <text:p>pers.country</text:p>
          </table:table-cell>
          <table:table-cell table:style-name="ce7" table:formula="of:=&quot;pview.get_value('internal_number', default=pview.get_value('userid', default='', strict=False), strict=False)&quot;" office:value-type="string" office:string-value="pview.get_value('internal_number', default=pview.get_value('userid', default='', strict=False), strict=False)" calcext:value-type="string">
            <text:p>pview.get_value('internal_number', default=pview.get_value('userid', default='', strict=False), strict=False)</text:p>
          </table:table-cell>
          <table:table-cell table:style-name="ce9" table:formula="of:=&quot;pers.UID()&quot;" office:value-type="string" office:string-value="pers.UID()" calcext:value-type="string">
            <text:p>pers.UID()</text:p>
          </table:table-cell>
          <table:table-cell table:style-name="ce7" table:formula="of:=&quot;int(view.is_internal(pers))&quot;" office:value-type="string" office:string-value="int(view.is_internal(pers))" calcext:value-type="string">
            <text:p>int(view.is_internal(pers))</text:p>
          </table:table-cell>
          <table:table-cell table:style-name="Default" table:number-columns-repeated="1002"/>
        </table:table-row>
      </table:table>
      <table:table table:name="Fonctions occupées" table:style-name="ta1">
        <table:table-column table:style-name="co19" table:default-cell-style-name="ce1"/>
        <table:table-column table:style-name="co13" table:default-cell-style-name="ce1"/>
        <table:table-column table:style-name="co20" table:default-cell-style-name="ce6"/>
        <table:table-column table:style-name="co4" table:default-cell-style-name="ce6"/>
        <table:table-column table:style-name="co21" table:default-cell-style-name="ce1"/>
        <table:table-column table:style-name="co20" table:default-cell-style-name="ce6"/>
        <table:table-column table:style-name="co22" table:default-cell-style-name="ce6"/>
        <table:table-column table:style-name="co5" table:default-cell-style-name="ce6"/>
        <table:table-column table:style-name="co23" table:default-cell-style-name="ce6"/>
        <table:table-column table:style-name="co24" table:default-cell-style-name="ce6"/>
        <table:table-column table:style-name="co4" table:number-columns-repeated="8" table:default-cell-style-name="ce6"/>
        <table:table-column table:style-name="co10" table:default-cell-style-name="ce6"/>
        <table:table-column table:style-name="co4" table:default-cell-style-name="ce6"/>
        <table:table-column table:style-name="co25" table:default-cell-style-name="ce6"/>
        <table:table-column table:style-name="co4" table:default-cell-style-name="ce6"/>
        <table:table-column table:style-name="co4" table:number-columns-repeated="236" table:default-cell-style-name="ce13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236"/>
        </table:table-row>
        <table:table-row table:style-name="ro2">
          <table:table-cell table:style-name="ce5" table:formula="of:=&quot;id&quot;" office:value-type="string" office:string-value="id" calcext:value-type="string">
            <office:annotation draw:style-name="gr2" draw:text-style-name="P2" svg:width="28.99mm" svg:height="29.66mm" svg:x="17.97mm" svg:y="3.92mm" draw:caption-point-x="-6.1mm" draw:caption-point-y="9.07mm">
              <dc:date>2017-07-24T00:00:00</dc:date>
              <text:p text:style-name="P1"><text:span text:style-name="T1">do row for id, p_id, o_id, hp in view.get_held_positions()</text:span></text:p>
              <text:p text:style-name="P3"><text:span text:style-name="T1">with hpview=view.getDGHV(hp)</text:span></text:p>
            </office:annotation>
            <text:p>id</text:p>
          </table:table-cell>
          <table:table-cell table:style-name="ce5" table:formula="of:=&quot;p_id&quot;" office:value-type="string" office:string-value="p_id" calcext:value-type="string">
            <text:p>p_id</text:p>
          </table:table-cell>
          <table:table-cell table:style-name="ce7" table:formula="of:=&quot;o_id&quot;" office:value-type="string" office:string-value="o_id" calcext:value-type="string">
            <text:p>o_id</text:p>
          </table:table-cell>
          <table:table-cell table:style-name="ce7" office:value-type="string" calcext:value-type="string">
            <text:p>-</text:p>
          </table:table-cell>
          <table:table-cell table:style-name="ce5" table:formula="of:=&quot;hp.label&quot;" office:value-type="string" office:string-value="hp.label" calcext:value-type="string">
            <text:p>hp.label</text:p>
          </table:table-cell>
          <table:table-cell table:style-name="ce7" table:formula="of:=&quot;hpview.display_date('start_date', custom_format='%Y/%m/%d')&quot;" office:value-type="string" office:string-value="hpview.display_date('start_date', custom_format='%Y/%m/%d')" calcext:value-type="string">
            <text:p>hpview.display_date('start_date', custom_format='%Y/%m/%d')</text:p>
          </table:table-cell>
          <table:table-cell table:style-name="ce7" table:formula="of:=&quot;hpview.display_date('end_date', custom_format='%Y/%m/%d')&quot;" office:value-type="string" office:string-value="hpview.display_date('end_date', custom_format='%Y/%m/%d')" calcext:value-type="string">
            <text:p>hpview.display_date('end_date', custom_format='%Y/%m/%d')</text:p>
          </table:table-cell>
          <table:table-cell table:style-name="ce8" table:formula="of:=&quot;int(hpview.get_value('use_parent_address', default=False))&quot;" office:value-type="string" office:string-value="int(hpview.get_value('use_parent_address', default=False))" calcext:value-type="string">
            <text:p>int(hpview.get_value('use_parent_address', default=False))</text:p>
          </table:table-cell>
          <table:table-cell table:style-name="ce7" table:formula="of:=&quot;hp.street&quot;" office:value-type="string" office:string-value="hp.street" calcext:value-type="string">
            <text:p>hp.street</text:p>
          </table:table-cell>
          <table:table-cell table:style-name="ce7" table:formula="of:=&quot;hp.number&quot;" office:value-type="string" office:string-value="hp.number" calcext:value-type="string">
            <text:p>hp.number</text:p>
          </table:table-cell>
          <table:table-cell table:style-name="ce7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7" table:formula="of:=&quot;hp.zip_code&quot;" office:value-type="string" office:string-value="hp.zip_code" calcext:value-type="string">
            <text:p>hp.zip_code</text:p>
          </table:table-cell>
          <table:table-cell table:style-name="ce7" table:formula="of:=&quot;hp.city&quot;" office:value-type="string" office:string-value="hp.city" calcext:value-type="string">
            <text:p>hp.city</text:p>
          </table:table-cell>
          <table:table-cell table:style-name="ce7" table:formula="of:=&quot;hp.phone&quot;" office:value-type="string" office:string-value="hp.phone" calcext:value-type="string">
            <text:p>hp.phone</text:p>
          </table:table-cell>
          <table:table-cell table:style-name="ce7" table:formula="of:=&quot;hp.cell_phone&quot;" office:value-type="string" office:string-value="hp.cell_phone" calcext:value-type="string">
            <text:p>hp.cell_phone</text:p>
          </table:table-cell>
          <table:table-cell table:style-name="ce7" table:formula="of:=&quot;hp.fax&quot;" office:value-type="string" office:string-value="hp.fax" calcext:value-type="string">
            <text:p>hp.fax</text:p>
          </table:table-cell>
          <table:table-cell table:style-name="ce7" table:formula="of:=&quot;hp.email&quot;" office:value-type="string" office:string-value="hp.email" calcext:value-type="string">
            <text:p>hp.email</text:p>
          </table:table-cell>
          <table:table-cell table:style-name="ce7" table:formula="of:=&quot;hp.website&quot;" office:value-type="string" office:string-value="hp.website" calcext:value-type="string">
            <text:p>hp.website</text:p>
          </table:table-cell>
          <table:table-cell table:style-name="ce7" table:formula="of:=&quot;hp.region&quot;" office:value-type="string" office:string-value="hp.region" calcext:value-type="string">
            <text:p>hp.region</text:p>
          </table:table-cell>
          <table:table-cell table:style-name="ce7" table:formula="of:=&quot;hp.country&quot;" office:value-type="string" office:string-value="hp.country" calcext:value-type="string">
            <text:p>hp.country</text:p>
          </table:table-cell>
          <table:table-cell table:style-name="ce7" table:formula="of:=&quot;hp.UID()&quot;" office:value-type="string" office:string-value="hp.UID()" calcext:value-type="string">
            <text:p>hp.UID()</text:p>
          </table:table-cell>
          <table:table-cell table:style-name="ce7" table:formula="of:=&quot;int(view.is_internal(hp))&quot;" office:value-type="string" office:string-value="int(view.is_internal(hp))" calcext:value-type="string">
            <text:p>int(view.is_internal(hp))</text:p>
          </table:table-cell>
          <table:table-cell table:number-columns-repeated="2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00/00/0000</text:date>, <text:time style:data-style-name="N2" text:time-value="15:12:21.320684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20-06-10T15:12:52.479006625</dc:date>
    <dc:creator>sge</dc:creator>
    <meta:editing-duration>PT9H36M20S</meta:editing-duration>
    <meta:editing-cycles>51</meta:editing-cycles>
    <meta:document-statistic meta:table-count="3" meta:cell-count="128" meta:object-count="0"/>
  </office:meta>
</office:document-meta>
</file>